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2.356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1a1Bo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" table:number-rows-spanned="2" table:style-name="ce2">
            <text:p>Name</text:p>
            <text:p>(see masterComponentList)</text:p>
          </table:table-cell>
          <table:table-cell office:value-type="string" table:number-columns-spanned="1" table:number-rows-spanned="2" table:style-name="ce3">
            <text:p>Quantity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mircocontroller/Arduino Nan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mi/TM163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sors/BME2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wer/DC-DC Buck Regulat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4988 Stepper Mot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ed controller hous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V/?A power supply ja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ctor to motor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nector to BME280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using for BME280?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ven Siebert</meta:initial-creator>
    <dc:creator>Steven Siebert</dc:creator>
    <meta:creation-date>2020-03-21T16:44:30Z</meta:creation-date>
    <dc:date>2020-03-26T14:53:37Z</dc:date>
  </office:meta>
</office:document-meta>
</file>